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f2f2f2" draw:textarea-vertical-align="middle" draw:auto-grow-height="false" draw:fit-to-size="false" style:shrink-to-fit="false" fo:min-height="12.098cm" fo:min-width="9.81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43729d" draw:stroke-linejoin="miter" svg:stroke-linecap="butt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1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2f2f2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f2f2f2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Object Orientation 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Construction and encaps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lasses</text:span></text:p>
          </draw:text-box>
        </draw:frame>
        <draw:frame draw:name="Content Placeholder 2" presentation:style-name="pr5" draw:text-style-name="P10" draw:layer="layout" svg:width="22.63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 class is a template or blueprint for creating objects</text:span></text:p>
              </text:list-item>
              <text:list-item>
                <text:p text:style-name="P8"><text:span text:style-name="T4">A class contain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ttributes (data) </text:span></text:p>
                  </text:list-item>
                  <text:list-item>
                    <text:p text:style-name="P9"><text:span text:style-name="T5">methods (behaviours/ its sub-routines)</text:span></text:p>
                  </text:list-item>
                </text:list>
              </text:list-item>
              <text:list-item>
                <text:p text:style-name="P8"><text:span text:style-name="T4">Classes represented as a diagram:</text:span></text:p>
                <text:list>
                  <text:list-item>
                    <text:p text:style-name="P9"><text:span text:style-name="T5">Name</text:span></text:p>
                  </text:list-item>
                  <text:list-item>
                    <text:p text:style-name="P9"><text:span text:style-name="T5">Attributes</text:span></text:p>
                  </text:list-item>
                  <text:list-item>
                    <text:p text:style-name="P9"><text:span text:style-name="T5">Method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Constructor: – procedure to ‘build’ an object when created</text:span></text:p>
                      </text:list-item>
                      <text:list-item>
                        <text:p text:style-name="P9"><text:span text:style-name="T6">Getters: – functions that access and get an attribute’s value </text:span></text:p>
                      </text:list-item>
                      <text:list-item>
                        <text:p text:style-name="P9"><text:span text:style-name="T6">Setters: – procedures that change an attribute’s valu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2" draw:text-style-name="P11" draw:layer="layout" svg:width="10.311cm" svg:height="12.347cm" svg:x="23.162cm" svg:y="1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3" draw:text-style-name="P12" xml:id="id1" draw:id="id1" draw:layer="layout" svg:width="10.007cm" svg:height="0.027cm" svg:x="23.466cm" svg:y="3.558cm" svg:viewBox="0 0 10008 28" draw:points="0,28 10008,0">
          <text:p/>
        </draw:polyline>
        <draw:custom-shape draw:name="TextBox 7" draw:style-name="gr4" draw:text-style-name="P14" xml:id="id2" draw:id="id2" draw:layer="layout" svg:width="8.762cm" svg:height="1.944cm" svg:x="24.152cm" svg:y="1.324cm">
          <text:p text:style-name="P13"><text:span text:style-name="T7">D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8" draw:style-name="gr3" draw:text-style-name="P12" xml:id="id3" draw:id="id3" draw:layer="layout" svg:width="10.007cm" svg:height="0.027cm" svg:x="23.432cm" svg:y="6.602cm" svg:viewBox="0 0 10008 28" draw:points="0,28 10008,0">
          <text:p/>
        </draw:polyline>
        <draw:custom-shape draw:name="TextBox 9" draw:style-name="gr5" draw:text-style-name="P16" xml:id="id4" draw:id="id4" draw:layer="layout" svg:width="9.638cm" svg:height="2.537cm" svg:x="23.68cm" svg:y="3.581cm">
          <text:p text:style-name="P15"><text:span text:style-name="T8">int age</text:span></text:p>
          <text:p text:style-name="P15"><text:span text:style-name="T8">char gender </text:span></text:p>
          <text:p text:style-name="P15"><text:span text:style-name="T8">Breed b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" draw:text-style-name="P16" xml:id="id5" draw:id="id5" draw:layer="layout" svg:width="10.311cm" svg:height="7.109cm" svg:x="23.162cm" svg:y="6.973cm">
          <text:p text:style-name="P15"><text:span text:style-name="T8">Dog(Breed given_breed, char gender)</text:span></text:p>
          <text:p text:style-name="P15"><text:span text:style-name="T8">Bark()</text:span></text:p>
          <text:p text:style-name="P15"><text:span text:style-name="T8">setAge(int age)</text:span></text:p>
          <text:p text:style-name="P15"><text:span text:style-name="T8">getAge()</text:span></text:p>
          <text:p text:style-name="P15"><text:span text:style-name="T8">setGender(char gender)</text:span></text:p>
          <text:p text:style-name="P15"><text:span text:style-name="T8">getGender()</text:span></text:p>
          <text:p text:style-name="P15"><text:span text:style-name="T8">getBreed()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capsul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ncapsulation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The whole point of having our data and methods contained in their own classes is that this means it’s protected / ‘hidden’ </text:span></text:p>
              </text:list-item>
              <text:list-item>
                <text:p text:style-name="P8"><text:span text:style-name="T4">It means the data in a class can’t be changed by anything other than it’s own setter methods</text:span></text:p>
              </text:list-item>
              <text:list-item>
                <text:p text:style-name="P8"><text:span text:style-name="T4">So only classes that have access to those setters, can use them and change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or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structors</text:span></text:p>
          </draw:text-box>
        </draw:frame>
        <draw:frame draw:name="Content Placeholder 2" presentation:style-name="pr5" draw:text-style-name="P10" draw:layer="layout" svg:width="19.083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Every time we create an instance of a class – an object – we need to build it</text:span></text:p>
              </text:list-item>
              <text:list-item>
                <text:p text:style-name="P8"><text:span text:style-name="T4">This means we set any attribute values it has or settings it needs when it’s created </text:span></text:p>
              </text:list-item>
              <text:list-item>
                <text:p text:style-name="P8"><text:span text:style-name="T4">The constructor procedure tends to be named the same as the class</text:span></text:p>
              </text:list-item>
              <text:list-item>
                <text:p text:style-name="P8"><text:span text:style-name="T4">e.g. This calling code constructs a Dog of the breed collie of the male gender, when the program is run. Then it sets the age of the dog to 4 and gets the gender.</text:span></text:p>
              </text:list-item>
            </text:list>
          </draw:text-box>
        </draw:frame>
        <draw:custom-shape draw:name="Rectangle 4" draw:style-name="gr7" draw:text-style-name="P17" xml:id="id6" draw:id="id6" draw:layer="layout" svg:width="11.454cm" svg:height="14.872cm" svg:x="21.667cm" svg:y="2.264cm">
          <text:p text:style-name="P15"><text:span text:style-name="T10">/</text:span><text:span text:style-name="T11">/ Constructor in pseudocode </text:span></text:p>
          <text:p text:style-name="P15"><text:span text:style-name="T11"/></text:p>
          <text:p text:style-name="P15"><text:span text:style-name="T12">public procedure Dog(given_breed, given_gender)</text:span></text:p>
          <text:p text:style-name="P15"><text:span text:style-name="T12">{</text:span></text:p>
          <text:p text:style-name="P15"><text:span text:style-name="T12"><text:s text:c="7"/></text:span><text:span text:style-name="T12">breed = given_breed;</text:span></text:p>
          <text:p text:style-name="P15"><text:span text:style-name="T12"><text:s text:c="7"/></text:span><text:span text:style-name="T12">age = 0;</text:span></text:p>
          <text:p text:style-name="P15"><text:span text:style-name="T12"><text:s text:c="7"/></text:span><text:span text:style-name="T12">gender = given_gender;</text:span><text:span text:style-name="T12"><text:tab/></text:span></text:p>
          <text:p text:style-name="P15"><text:span text:style-name="T12">}</text:span></text:p>
          <text:p text:style-name="P15"><text:span text:style-name="T11"/></text:p>
          <text:p text:style-name="P15"><text:span text:style-name="T11">// Calling code</text:span></text:p>
          <text:p text:style-name="P15"><text:span text:style-name="T11"/></text:p>
          <text:p text:style-name="P15"><text:span text:style-name="T12">Dog lassie = new Dog(collie, ‘M’);</text:span></text:p>
          <text:p text:style-name="P15"><text:span text:style-name="T12"/></text:p>
          <text:p text:style-name="P15"><text:span text:style-name="T12">lassie.setAge(4);</text:span></text:p>
          <text:p text:style-name="P15"><text:span text:style-name="T11"/></text:p>
          <text:p text:style-name="P15"><text:span text:style-name="T12">char gender = lassie.getGender();</text:span></text:p>
          <text:p text:style-name="P15"><text:span text:style-name="T13"/></text:p>
          <text:p text:style-name="P15"><text:span text:style-name="T9"/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2-06">06/12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2-06">06/12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ark Gadsby</meta:initial-creator>
    <meta:editing-cycles>27</meta:editing-cycles>
    <meta:creation-date>2020-01-28T15:43:56</meta:creation-date>
    <dc:date>2020-12-06T14:06:52.125817959</dc:date>
    <meta:editing-duration>PT4H43M56S</meta:editing-duration>
    <meta:generator>LibreOffice/7.0.3.1$Linux_X86_64 LibreOffice_project/00$Build-1</meta:generator>
    <meta:document-statistic meta:object-count="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